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datedialog1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historydialog8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dialog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co3" style:family="table-column">
      <style:table-column-properties fo:break-before="auto" style:column-width="5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84"/>
    <style:style style:name="ce6" style:family="table-cell" style:parent-style-name="Default" style:data-style-name="N100"/>
    <style:style style:name="ce9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3" office:value-type="string" calcext:value-type="string">
            <text:p>staticdialog3</text:p>
          </table:table-cell>
          <table:table-cell table:style-name="ce4" office:value-type="string" calcext:value-type="string">
            <text:p>historydialog8</text:p>
          </table:table-cell>
          <table:table-cell table:style-name="ce3" office:value-type="string" calcext:value-type="string">
            <text:p>datedialog1</text:p>
          </table:table-cell>
          <table:table-cell table:style-name="ce3" table:number-columns-repeated="1011"/>
        </table:table-row>
        <table:table-row table:style-name="ro1" table:number-rows-repeated="9">
          <table:table-cell table:number-columns-repeated="1014"/>
        </table:table-row>
        <table:table-row table:style-name="ro1">
          <table:table-cell table:number-columns-repeated="2"/>
          <table:table-cell table:style-name="ce5" office:value-type="date" office:date-value="2018-06-03" calcext:value-type="date">
            <text:p>2018-06-03</text:p>
          </table:table-cell>
          <table:table-cell table:number-columns-repeated="1011"/>
        </table:table-row>
        <table:table-row table:style-name="ro1" table:number-rows-repeated="4"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2018-06-19T00:00:00</text:p>
          </table:table-cell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 office:value-type="string" calcext:value-type="string">
            <text:p>2018/07/11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2018/07/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number-columns-repeated="2"/>
          <table:table-cell table:style-name="ce9" office:value-type="date" office:date-value="2018-06-28" calcext:value-type="date">
            <text:p>2018/06/28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float" office:value="43286" calcext:value-type="float">
            <text:p>43286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table:style-name="ce9" office:value-type="date" office:date-value="2018-08-07" calcext:value-type="date">
            <text:p>2018/08/07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float" office:value="43283" calcext:value-type="float">
            <text:p>4328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float" office:value="43283" calcext:value-type="float">
            <text:p>4328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6" calcext:value-type="float">
            <text:p>4328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5" calcext:value-type="float">
            <text:p>432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3" calcext:value-type="float">
            <text:p>4328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2" calcext:value-type="float">
            <text:p>4328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85" calcext:value-type="float">
            <text:p>432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3298" calcext:value-type="float">
            <text:p>43298</text:p>
          </table:table-cell>
          <table:table-cell table:number-columns-repeated="1011"/>
        </table:table-row>
        <table:table-row table:style-name="ro1" table:number-rows-repeated="5">
          <table:table-cell table:number-columns-repeated="1014"/>
        </table:table-row>
        <table:table-row table:style-name="ro1">
          <table:table-cell table:number-columns-repeated="2"/>
          <table:table-cell office:value-type="float" office:value="43286" calcext:value-type="float">
            <text:p>43286</text:p>
          </table:table-cell>
          <table:table-cell table:number-columns-repeated="1011"/>
        </table:table-row>
      </table:table>
      <table:table table:name="config" table:style-name="ta2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1sate": 1, "CheckBox2sate": 0, "Width": 249, "Height": 137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Height": 125, "Width": 192, "CloseCheck": false, "OptionCheck": false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datedialog1</text:p>
          </table:table-cell>
          <table:table-cell office:value-type="string" calcext:value-type="string">
            <text:p>{"CloseCheck": false}</text:p>
          </table:table-cell>
        </table:table-row>
      </table:table>
      <table:named-expressions>
        <table:named-range table:name="dialogstate_datedialog1" table:base-cell-address="$config.$B$5" table:cell-range-address="$config.$B$5"/>
        <table:named-range table:name="dialogstate_historydialog8" table:base-cell-address="$config.$B$1" table:cell-range-address="$config.$B$1"/>
        <table:named-range table:name="dialogstate_staticdialog3" table:base-cell-address="$config.$B$3" table:cell-range-address="$config.$B$3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00/00/00</text:date>, <text:time style:data-style-name="N2" text:time-value="23:45:44.10864974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3T23:51:09.857673916</dc:date>
    <meta:editing-duration>P1DT23H25M52S</meta:editing-duration>
    <meta:editing-cycles>337</meta:editing-cycles>
    <meta:document-statistic meta:table-count="2" meta:cell-count="33" meta:object-count="0"/>
  </office:meta>
</office:document-meta>
</file>